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18af2" officeooo:paragraph-rsid="00118af2"/>
    </style:style>
    <style:style style:name="P2" style:family="paragraph" style:parent-style-name="Standard">
      <style:text-properties officeooo:rsid="0012848d" officeooo:paragraph-rsid="0012848d"/>
    </style:style>
    <style:style style:name="P3" style:family="paragraph" style:parent-style-name="Standard">
      <style:text-properties officeooo:rsid="00144234" officeooo:paragraph-rsid="00144234"/>
    </style:style>
    <style:style style:name="P4" style:family="paragraph" style:parent-style-name="Standard">
      <style:text-properties officeooo:rsid="0015a18f" officeooo:paragraph-rsid="0015a18f"/>
    </style:style>
    <style:style style:name="P5" style:family="paragraph" style:parent-style-name="Standard">
      <style:text-properties officeooo:rsid="0015fc4e" officeooo:paragraph-rsid="0015fc4e"/>
    </style:style>
    <style:style style:name="P6" style:family="paragraph" style:parent-style-name="Standard">
      <style:text-properties officeooo:rsid="00179850" officeooo:paragraph-rsid="00179850"/>
    </style:style>
    <style:style style:name="P7" style:family="paragraph" style:parent-style-name="Standard">
      <style:text-properties officeooo:rsid="00188e5c" officeooo:paragraph-rsid="00188e5c"/>
    </style:style>
    <style:style style:name="P8" style:family="paragraph" style:parent-style-name="Standard">
      <style:text-properties officeooo:rsid="001a054e" officeooo:paragraph-rsid="001a054e"/>
    </style:style>
    <style:style style:name="P9" style:family="paragraph" style:parent-style-name="Standard">
      <style:text-properties officeooo:rsid="001b7ec6" officeooo:paragraph-rsid="001b7ec6"/>
    </style:style>
    <style:style style:name="P10" style:family="paragraph" style:parent-style-name="Standard">
      <style:text-properties officeooo:rsid="001d625f" officeooo:paragraph-rsid="001d625f"/>
    </style:style>
    <style:style style:name="P11" style:family="paragraph" style:parent-style-name="Standard">
      <style:text-properties officeooo:rsid="001d625f" officeooo:paragraph-rsid="002503f6"/>
    </style:style>
    <style:style style:name="P12" style:family="paragraph" style:parent-style-name="Standard">
      <style:text-properties officeooo:rsid="0023a621" officeooo:paragraph-rsid="0023a621"/>
    </style:style>
    <style:style style:name="T1" style:family="text">
      <style:text-properties officeooo:rsid="0015fc4e"/>
    </style:style>
    <style:style style:name="T2" style:family="text">
      <style:text-properties officeooo:rsid="00189635"/>
    </style:style>
    <style:style style:name="T3" style:family="text">
      <style:text-properties officeooo:rsid="002012e0"/>
    </style:style>
    <style:style style:name="T4" style:family="text">
      <style:text-properties officeooo:rsid="00209229"/>
    </style:style>
    <style:style style:name="T5" style:family="text">
      <style:text-properties officeooo:rsid="00215b24"/>
    </style:style>
    <style:style style:name="T6" style:family="text">
      <style:text-properties officeooo:rsid="00232723"/>
    </style:style>
    <style:style style:name="T7" style:family="text">
      <style:text-properties officeooo:rsid="0023a621"/>
    </style:style>
    <style:style style:name="T8" style:family="text">
      <style:text-properties officeooo:rsid="002503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18.2.1</text:p>
      <text:p text:style-name="P1"/>
      <text:p text:style-name="P1">Totalt 210 timers arbeid på 20 arbeidsoppgaver, 105 timer hver gir perfekt fordeling og minst totaltid</text:p>
      <text:p text:style-name="P1"/>
      <text:p text:style-name="P1">W1: resten = 1+2+3+4+5+6+7+8+9+10+11+12+13+14 </text:p>
      <text:p text:style-name="P1">W2: 20+19+18+17+16+15</text:p>
      <text:p text:style-name="P1"/>
      <text:p text:style-name="P1"/>
      <text:p text:style-name="P1"/>
      <text:p text:style-name="P1">2018.2.2</text:p>
      <text:p text:style-name="P1"/>
      <text:p text:style-name="P1">210 t /3 w = 70 timer/worker</text:p>
      <text:p text:style-name="P1"/>
      <text:p text:style-name="P1">W1: 1+2+3+4+5+6+7+9+10+11+12=70</text:p>
      <text:p text:style-name="P1">W2: 20+15+14+13+8 = 70</text:p>
      <text:p text:style-name="P1">W3: 19+18+17+16 = 70</text:p>
      <text:p text:style-name="P1"/>
      <text:p text:style-name="P1"/>
      <text:p text:style-name="P1"/>
      <text:p text:style-name="P1">2018.3.1</text:p>
      <text:p text:style-name="P1"/>
      <text:p text:style-name="P2">1+2</text:p>
      <text:p text:style-name="P3">3+5</text:p>
      <text:p text:style-name="P3"/>
      <text:p text:style-name="P2"/>
      <text:p text:style-name="P2">3+4</text:p>
      <text:p text:style-name="P2">6+7</text:p>
      <text:p text:style-name="P2">8+9</text:p>
      <text:p text:style-name="P2">5+10</text:p>
      <text:p text:style-name="P2"/>
      <text:p text:style-name="P2"/>
      <text:p text:style-name="P2"/>
      <text:p text:style-name="P3">2018.5.1</text:p>
      <text:p text:style-name="P3"/>
      <text:p text:style-name="P3">Vi trenger private variabler slik at de forskjellige prosessene ikke jobber med samme variabler.</text:p>
      <text:p text:style-name="P3"/>
      <text:p text:style-name="P3">#pragma omp for private(j)</text:p>
      <text:p text:style-name="P3">for(i = 0; i &lt; n; i++){</text:p>
      <text:p text:style-name="P3"><text:tab/>for(j = 0; j &lt; n; j++){</text:p>
      <text:p text:style-name="P3"><text:tab/><text:tab/>A[i][j] = A[i][j]*A[i][j];</text:p>
      <text:p text:style-name="P3"/>
      <text:p text:style-name="P3">#pragma omp for private(j_sum)</text:p>
      <text:p text:style-name="P3">for(i = 0; i &lt; n; i++){</text:p>
      <text:p text:style-name="P3"><text:tab/>j_sum = 0;</text:p>
      <text:p text:style-name="P3"><text:tab/>for(j = 0; j &lt; n; j++){</text:p>
      <text:p text:style-name="P3"><text:tab/><text:tab/>j_sum += 1;</text:p>
      <text:p text:style-name="P3"><text:tab/>}</text:p>
      <text:p text:style-name="P3"><text:tab/>y[i] = j_sum;</text:p>
      <text:p text:style-name="P3">}</text:p>
      <text:p text:style-name="P3"/>
      <text:p text:style-name="P3"/>
      <text:p text:style-name="P4"><text:soft-page-break/>2017.5.3</text:p>
      <text:p text:style-name="P4"/>
      <text:p text:style-name="P4">int i;</text:p>
      <text:p text:style-name="P4">double *u, *v;</text:p>
      <text:p text:style-name="P4"/>
      <text:p text:style-name="P4">u = malloc(1000*sizeof(u));</text:p>
      <text:p text:style-name="P4">v = calloc(1000*sizeof(v));</text:p>
      <text:p text:style-name="P4"/>
      <text:p text:style-name="P4">for(i = 0; I &lt; 1000; i++)</text:p>
      <text:p text:style-name="P4"><text:tab/>v[i] = 0.001*(i-500);</text:p>
      <text:p text:style-name="P4"/>
      <text:p text:style-name="P4">#pragma omp parllel default(shared)</text:p>
      <text:p text:style-name="P4">{</text:p>
      <text:p text:style-name="P4">int time_step;</text:p>
      <text:p text:style-name="P4">double *tmp;</text:p>
      <text:p text:style-name="P4"><text:tab/></text:p>
      <text:p text:style-name="P4">#pragma omp for</text:p>
      <text:p text:style-name="P4">for(time_step = 0; time_step &lt; 100; time_step++)</text:p>
      <text:p text:style-name="P4"><text:tab/><text:span text:style-name="T1">v[0] = u[0];</text:span></text:p>
      <text:p text:style-name="P5"><text:tab/>v[999] = u[999];</text:p>
      <text:p text:style-name="P4"><text:tab/>for(i = 1; i &lt; 999; i++)</text:p>
      <text:p text:style-name="P4"><text:tab/><text:tab/>v[i] = u[i-1] – 2*u[i] + u[i+1];</text:p>
      <text:p text:style-name="P4"><text:tab/></text:p>
      <text:p text:style-name="P4"><text:tab/>#pragma omp single</text:p>
      <text:p text:style-name="P4"><text:tab/>tmp = v;</text:p>
      <text:p text:style-name="P4"><text:tab/>v = u;</text:p>
      <text:p text:style-name="P4"><text:tab/>u = tmp;</text:p>
      <text:p text:style-name="P4"/>
      <text:p text:style-name="P4"/>
      <text:p text:style-name="P4"/>
      <text:p text:style-name="P4"/>
      <text:p text:style-name="P6">2018.6.1</text:p>
      <text:p text:style-name="P7">void merge(int m, const int *sorted_sublist1, const int *sorted_sublist2, int *merged_list){</text:p>
      <text:p text:style-name="P7">int i, j, k;</text:p>
      <text:p text:style-name="P7">i = j = k = 0;</text:p>
      <text:p text:style-name="P7"/>
      <text:p text:style-name="P7">while(i &lt; m &amp;&amp; j &lt; m) {</text:p>
      <text:p text:style-name="P7"><text:tab/>if(sorted_sublist1[i] &lt;= sorted_sublist2[j]){</text:p>
      <text:p text:style-name="P7"><text:tab/><text:tab/>merged_list[k] = sorted_sublist1[i];</text:p>
      <text:p text:style-name="P7"><text:tab/><text:tab/>i++;</text:p>
      <text:p text:style-name="P7"><text:tab/>}</text:p>
      <text:p text:style-name="P7"><text:tab/>else{</text:p>
      <text:p text:style-name="P7"><text:tab/><text:tab/>merged_list[k] = sorted_sublist2[j];</text:p>
      <text:p text:style-name="P7"><text:tab/><text:tab/>j++;</text:p>
      <text:p text:style-name="P7"><text:tab/><text:span text:style-name="T2">}</text:span></text:p>
      <text:p text:style-name="P7"><text:tab/><text:span text:style-name="T2">k++;</text:span><text:tab/></text:p>
      <text:p text:style-name="P7"><text:span text:style-name="T2">}</text:span></text:p>
      <text:p text:style-name="P7"/>
      <text:p text:style-name="P8">if(i &lt; m) {</text:p>
      <text:p text:style-name="P8"><text:tab/>while(k &lt; 2*m){</text:p>
      <text:p text:style-name="P8"><text:tab/><text:tab/>merged_list[k] = sorted_sublist1[i];</text:p>
      <text:p text:style-name="P8"><text:tab/><text:tab/>i++;</text:p>
      <text:p text:style-name="P8"><text:soft-page-break/><text:tab/><text:tab/>k++;</text:p>
      <text:p text:style-name="P8"><text:tab/>}<text:tab/></text:p>
      <text:p text:style-name="P8">}</text:p>
      <text:p text:style-name="P8"/>
      <text:p text:style-name="P8">if(j &lt; m){</text:p>
      <text:p text:style-name="P8"><text:tab/>while(k &lt; 2*m) {</text:p>
      <text:p text:style-name="P8"><text:tab/><text:tab/>merged_list[k] = sorted_sublist2[j];</text:p>
      <text:p text:style-name="P8"><text:tab/><text:tab/>j++;</text:p>
      <text:p text:style-name="P8"><text:tab/><text:tab/>k++;</text:p>
      <text:p text:style-name="P8"><text:tab/>}</text:p>
      <text:p text:style-name="P8">}</text:p>
      <text:p text:style-name="P8"/>
      <text:p text:style-name="P8"/>
      <text:p text:style-name="P8"/>
      <text:p text:style-name="P9">2018.6.2</text:p>
      <text:p text:style-name="P9"/>
      <text:p text:style-name="P10">void compare_split(int m, int *my_sublist, int my_MPI_rank, int other_MPI_rank){</text:p>
      <text:p text:style-name="P10"><text:tab/><text:span text:style-name="T3">int *merged_list, *other_sublist;</text:span></text:p>
      <text:p text:style-name="P10"/>
      <text:p text:style-name="P10"><text:tab/><text:span text:style-name="T3">merged_list = malloc(2*m*sizeof(merged_list));</text:span></text:p>
      <text:p text:style-name="P10"><text:tab/></text:p>
      <text:p text:style-name="P10"><text:tab/><text:span text:style-name="T5">MPI_Send(my_sublist, m, MPI_INT, my_MPI_rank, 123, MPI_COMM_WORLD);</text:span></text:p>
      <text:p text:style-name="P10"><text:tab/><text:span text:style-name="T5">MPI_Recv(other_sublist, m, MPI_INT, other_MPI_rank, 123, MPI_COMM_WORLD);</text:span></text:p>
      <text:p text:style-name="P10"/>
      <text:p text:style-name="P10"><text:tab/><text:span text:style-name="T6">MPI_Send(my_sublist, m, MPI_INT, other_MPI_rank, 321, MPI_COMM_WORLD);</text:span></text:p>
      <text:p text:style-name="P10"><text:tab/><text:span text:style-name="T6">MPI_Recv(other_sublist, m, MPI_INT, other_MPI_rank, 321, MPI_COMM_WORLD);</text:span></text:p>
      <text:p text:style-name="P10"/>
      <text:p text:style-name="P10"><text:tab/>// <text:span text:style-name="T4">we have filled other and my sublist</text:span></text:p>
      <text:p text:style-name="P10"/>
      <text:p text:style-name="P10"><text:tab/><text:span text:style-name="T4">merge(m, my_sublist, other_sublist, merged_list);</text:span></text:p>
      <text:p text:style-name="P10"/>
      <text:p text:style-name="P10"><text:tab/>// <text:span text:style-name="T4">each proc has its merged list. Now split list into my_sublist for each proc</text:span></text:p>
      <text:p text:style-name="P10"/>
      <text:p text:style-name="P12"><text:tab/>int my_start = my_MPI_rank*m;<text:tab/>// 0 or m for proc 0 or 1, respectively</text:p>
      <text:p text:style-name="P12"><text:tab/>int my_stop = (1 + my_MPI_rank)*m;<text:tab/>// m or 2m for proc 0 or 1, respectively</text:p>
      <text:p text:style-name="P10"/>
      <text:p text:style-name="P10"><text:tab/><text:span text:style-name="T7">for(i = my_start; i &lt; my_stop; i++)</text:span></text:p>
      <text:p text:style-name="P10"><text:tab/><text:tab/><text:span text:style-name="T7">my_sublist = merged_list[i];</text:span></text:p>
      <text:p text:style-name="P11"><text:tab/>// <text:span text:style-name="T8">each proc has their updated sorted my_sublist, consisting of first and second half of <text:tab/></text:span></text:p>
      <text:p text:style-name="P11"><text:span text:style-name="T8"><text:tab/>// merged_list.</text:span></text:p>
      <text:p text:style-name="P12"><text:s/><text:tab/>}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2:29:54.491821236</meta:creation-date>
    <meta:generator>LibreOffice/6.0.7.3$Linux_X86_64 LibreOffice_project/00m0$Build-3</meta:generator>
    <dc:date>2019-06-09T16:42:36.061694678</dc:date>
    <meta:editing-duration>PT54M44S</meta:editing-duration>
    <meta:editing-cycles>12</meta:editing-cycles>
    <meta:document-statistic meta:table-count="0" meta:image-count="0" meta:object-count="0" meta:page-count="3" meta:paragraph-count="101" meta:word-count="385" meta:character-count="2433" meta:non-whitespace-character-count="2071"/>
  </office:meta>
</office:document-meta>
</file>